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ea5" officeooo:paragraph-rsid="00058ea5"/>
    </style:style>
    <style:style style:name="P2" style:family="paragraph" style:parent-style-name="Standard">
      <style:text-properties officeooo:rsid="0005e1ef" officeooo:paragraph-rsid="0005e1ef"/>
    </style:style>
    <style:style style:name="P3" style:family="paragraph" style:parent-style-name="Standard">
      <style:text-properties fo:color="#000000" loext:opacity="100%" officeooo:rsid="0005e1ef" officeooo:paragraph-rsid="0005e1ef"/>
    </style:style>
    <style:style style:name="P4" style:family="paragraph" style:parent-style-name="Standard">
      <style:text-properties fo:color="#000000" loext:opacity="100%" fo:font-size="12pt" style:text-underline-style="none" officeooo:rsid="0005e1ef" officeooo:paragraph-rsid="0005e1ef" style:font-size-asian="10.5pt" style:font-size-complex="12pt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05e1ef" officeooo:paragraph-rsid="0005e1ef" style:font-size-asian="18pt" style:font-size-complex="18pt"/>
    </style:style>
    <style:style style:name="P6" style:family="paragraph" style:parent-style-name="Standard">
      <style:text-properties fo:font-size="12pt" style:text-underline-style="solid" style:text-underline-width="auto" style:text-underline-color="font-color" officeooo:rsid="0005e1ef" officeooo:paragraph-rsid="0005e1ef" style:font-size-asian="12pt" style:font-size-complex="12pt"/>
    </style:style>
    <style:style style:name="P7" style:family="paragraph" style:parent-style-name="Text_20_body">
      <style:paragraph-properties fo:margin-left="0cm" fo:margin-right="0cm" fo:line-height="140%" fo:text-align="start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Text_20_body">
      <style:text-properties fo:font-size="12pt" officeooo:paragraph-rsid="000adb48" style:font-size-asian="12pt" style:font-size-complex="12pt"/>
    </style:style>
    <style:style style:name="P9" style:family="paragraph" style:parent-style-name="Text_20_body">
      <style:paragraph-properties fo:margin-left="0cm" fo:margin-right="0cm" fo:line-height="140%" fo:text-align="start" style:justify-single-word="false" fo:text-indent="0cm" style:auto-text-indent="false"/>
      <style:text-properties fo:font-variant="normal" fo:text-transform="none" fo:color="#000000" loext:opacity="100%" fo:font-size="18pt" fo:font-style="normal" style:text-underline-style="solid" style:text-underline-width="auto" style:text-underline-color="font-color" fo:font-weight="normal" officeooo:paragraph-rsid="0005e1ef" style:font-size-asian="18pt" style:font-weight-asian="normal" style:font-size-complex="18pt" style:font-weight-complex="normal"/>
    </style:style>
    <style:style style:name="P10" style:family="paragraph" style:parent-style-name="Text_20_body">
      <style:paragraph-properties fo:margin-left="0cm" fo:margin-right="0cm" fo:line-height="140%" fo:text-align="start" style:justify-single-word="false" fo:text-indent="0cm" style:auto-text-indent="false"/>
      <style:text-properties fo:font-variant="normal" fo:text-transform="none" fo:color="#000000" loext:opacity="100%" fo:font-size="18pt" fo:font-style="normal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4pt" officeooo:rsid="00058ea5" officeooo:paragraph-rsid="00058ea5" style:font-size-asian="21pt" style:font-size-complex="24pt"/>
    </style:style>
    <style:style style:name="P12" style:family="paragraph" style:parent-style-name="Standard">
      <style:text-properties officeooo:rsid="0005e1ef" officeooo:paragraph-rsid="0005e1ef"/>
    </style:style>
    <style:style style:name="P13" style:family="paragraph" style:parent-style-name="Standard">
      <style:text-properties fo:font-size="12pt" style:text-underline-style="solid" style:text-underline-width="auto" style:text-underline-color="font-color" officeooo:rsid="0005e1ef" officeooo:paragraph-rsid="0005e1ef" style:font-size-asian="12pt" style:font-size-complex="12pt"/>
    </style:style>
    <style:style style:name="P14" style:family="paragraph" style:parent-style-name="Standard">
      <style:text-properties officeooo:rsid="00058ea5" officeooo:paragraph-rsid="00058ea5"/>
    </style:style>
    <style:style style:name="P15" style:family="paragraph" style:parent-style-name="Standard">
      <style:text-properties fo:color="#ff4000" loext:opacity="100%" fo:font-size="35pt" officeooo:rsid="00116f1e" officeooo:paragraph-rsid="00116f1e" style:font-size-asian="30.6000003814697pt" style:font-size-complex="35pt"/>
    </style:style>
    <style:style style:name="P16" style:family="paragraph" style:parent-style-name="Text_20_body">
      <style:text-properties fo:font-size="12pt" officeooo:paragraph-rsid="000bd294" style:font-size-asian="12pt" style:font-size-complex="12pt"/>
    </style:style>
    <style:style style:name="P17" style:family="paragraph" style:parent-style-name="Text_20_body">
      <style:paragraph-properties fo:margin-left="0cm" fo:margin-right="0cm" fo:line-height="140%" fo:text-align="start" style:justify-single-word="false" fo:text-indent="0cm" style:auto-text-indent="false"/>
      <style:text-properties fo:font-size="12pt" officeooo:paragraph-rsid="000fca68" style:font-size-asian="12pt" style:font-size-complex="12pt"/>
    </style:style>
    <style:style style:name="T1" style:family="text">
      <style:text-properties fo:font-variant="normal" fo:text-transform="none" fo:color="#000000" loext:opacity="100%"/>
    </style:style>
    <style:style style:name="T2" style:family="text">
      <style:text-properties fo:font-variant="normal" fo:text-transform="none" fo:color="#000000" loext:opacity="100%" fo:font-style="normal" fo:font-weight="normal"/>
    </style:style>
    <style:style style:name="T3" style:family="text">
      <style:text-properties fo:font-variant="normal" fo:text-transform="none" fo:color="#000000" loext:opacity="100%" fo:font-style="normal" fo:font-weight="normal" officeooo:rsid="00058ea5"/>
    </style:style>
    <style:style style:name="T4" style:family="text">
      <style:text-properties fo:font-variant="normal" fo:text-transform="none" fo:color="#000000" loext:opacity="100%" fo:font-style="normal" fo:font-weight="normal" officeooo:rsid="000adb48"/>
    </style:style>
    <style:style style:name="T5" style:family="text">
      <style:text-properties fo:font-variant="normal" fo:text-transform="none" fo:color="#000000" loext:opacity="100%" fo:font-style="normal" fo:font-weight="normal" officeooo:rsid="000bd294"/>
    </style:style>
    <style:style style:name="T6" style:family="text">
      <style:text-properties fo:font-variant="normal" fo:text-transform="none" fo:color="#000000" loext:opacity="100%" fo:font-style="normal" fo:font-weight="normal" officeooo:rsid="000daab5"/>
    </style:style>
    <style:style style:name="T7" style:family="text">
      <style:text-properties fo:font-variant="normal" fo:text-transform="none" fo:color="#000000" loext:opacity="100%" fo:font-style="normal" fo:font-weight="normal" officeooo:rsid="000ecf2a"/>
    </style:style>
    <style:style style:name="T8" style:family="text">
      <style:text-properties fo:font-variant="normal" fo:text-transform="none" fo:color="#000000" loext:opacity="100%" fo:font-style="normal" fo:font-weight="normal" officeooo:rsid="000edebc"/>
    </style:style>
    <style:style style:name="T9" style:family="text">
      <style:text-properties fo:font-variant="normal" fo:text-transform="none" fo:color="#000000" loext:opacity="100%" fo:font-style="normal" fo:font-weight="normal" officeooo:rsid="000fca68"/>
    </style:style>
    <style:style style:name="T10" style:family="text">
      <style:text-properties fo:font-variant="normal" fo:text-transform="none" fo:color="#000000" loext:opacity="100%" officeooo:rsid="00058ea5"/>
    </style:style>
    <style:style style:name="T11" style:family="text">
      <style:text-properties fo:font-variant="normal" fo:text-transform="none" fo:color="#000000" loext:opacity="100%" fo:font-size="18pt" fo:font-style="normal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fo:color="#000000" loext:opacity="100%" fo:font-size="18pt" fo:font-style="normal" style:text-underline-style="solid" style:text-underline-width="auto" style:text-underline-color="font-color" fo:font-weight="normal" officeooo:rsid="000aa178" style:font-size-asian="18pt" style:font-weight-asian="normal" style:font-size-complex="18pt" style:font-weight-complex="normal"/>
    </style:style>
    <style:style style:name="T13" style:family="text">
      <style:text-properties officeooo:rsid="00060953"/>
    </style:style>
    <style:style style:name="T14" style:family="text">
      <style:text-properties officeooo:rsid="00066fdf"/>
    </style:style>
    <style:style style:name="T15" style:family="text">
      <style:text-properties officeooo:rsid="0006b428"/>
    </style:style>
    <style:style style:name="T16" style:family="text">
      <style:text-properties officeooo:rsid="0008900a"/>
    </style:style>
    <style:style style:name="T17" style:family="text">
      <style:text-properties officeooo:rsid="0008f9e8"/>
    </style:style>
    <style:style style:name="T18" style:family="text">
      <style:text-properties officeooo:rsid="000aa178"/>
    </style:style>
    <style:style style:name="T19" style:family="text">
      <style:text-properties officeooo:rsid="000adb48"/>
    </style:style>
    <style:style style:name="T20" style:family="text">
      <style:text-properties officeooo:rsid="000edebc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officeooo:rsid="000edebc"/>
    </style:style>
    <style:style style:name="T23" style:family="text">
      <style:text-properties fo:color="#000000" loext:opacity="100%" officeooo:rsid="0008f9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upe F</text:p>
      <text:p text:style-name="P1"/>
      <text:p text:style-name="P1">Vachey Joris</text:p>
      <text:p text:style-name="P1">Morain Nolan</text:p>
      <text:p text:style-name="P1">Meunier Tifany</text:p>
      <text:p text:style-name="P1"/>
      <text:p text:style-name="P1"/>
      <text:p text:style-name="P11">Cahier des charges</text:p>
      <text:p text:style-name="P1"/>
      <text:p text:style-name="P1"/>
      <text:p text:style-name="P1"/>
      <text:p text:style-name="P1"/>
      <text:p text:style-name="P5">I) <text:span text:style-name="T13">O</text:span>rigine <text:span text:style-name="T13">du </text:span>projet</text:p>
      <text:p text:style-name="P2"/>
      <text:p text:style-name="P3">Nous avons un <text:span text:style-name="T14">laboratoire de paléontologie</text:span> qui cherche à <text:span text:style-name="T14">améliorer son efficacité</text:span>. Pour cela, on va devoir l’aider à <text:span text:style-name="T14">gérer</text:span> ses <text:span text:style-name="T14">fouilles</text:span>, notamment en l’aidant à se développer numériquement. En effet, l’entreprise veut <text:span text:style-name="T14">exploiter</text:span> ses <text:span text:style-name="T14">résultats</text:span> de manière efficace. L’application <text:span text:style-name="T20">web </text:span>doit être utile autant pour les <text:span text:style-name="T14">chercheurs</text:span> que pour les <text:span text:style-name="T14">personnels administratifs et techniques</text:span>.</text:p>
      <text:p text:style-name="P3"/>
      <text:p text:style-name="P5">II) <text:span text:style-name="T15">S</text:span>ituation existante</text:p>
      <text:p text:style-name="P6"/>
      <text:p text:style-name="P4">Actuellement, l’entreprise possède plusieurs plate-formes de fouille et dispose d’équipements variés. Le problème est que <text:span text:style-name="T16">l’organisation des campagnes de fouilles ( période, personnes et plate-forme utilisées) est compliqué car on ne peut savoir si une personne est déjà engagée sur une autre campagne ou si la plate-forme est en maintenance. De plus, il est compliqué de stocker les échantillons d’ADN.</text:span></text:p>
      <text:p text:style-name="P6"/>
      <text:p text:style-name="P5">III) Identification du besoin</text:p>
      <text:p text:style-name="P2"/>
      <text:p text:style-name="P2"><text:span text:style-name="T21">Il faut une application </text:span><text:span text:style-name="T22">web </text:span><text:span text:style-name="T21">dotée d’une interface claire, </text:span><text:span text:style-name="T23">les personnels techniques du laboratoire doivent pouvoir prévoir et valider les opérations de maintenance sur </text:span><text:span text:style-name="T21">les plate-formes. </text:span><text:span text:style-name="T23">Les personnels administratifs du laboratoire doivent pouvoir enregistrer les </text:span><text:span text:style-name="T21">changements du matériel et du personnel. Les chercheuses et chercheurs ont besoin de planifier des campagnes de fouille sans conflit </text:span><text:span text:style-name="T23">ainsi que téléverser les </text:span><text:span text:style-name="T21">séquences obtenues </text:span><text:span text:style-name="T23">au retour d’une campagne de fouille</text:span><text:span text:style-name="T21"> pour un usage futur. </text:span><text:span text:style-name="T23">Finalement, la direction du laboratoire doit pouvoir fixer le budget mensuel</text:span><text:span text:style-name="T21">.</text:span></text:p>
      <text:p text:style-name="P2"/>
      <text:p text:style-name="P9"><text:span text:style-name="T18">IV) </text:span>Impacts stratégiques</text:p>
      <text:p text:style-name="P16"><text:span text:style-name="T3">Cette</text:span><text:span text:style-name="T10"> </text:span><text:span text:style-name="T3">application </text:span><text:span text:style-name="T8">web </text:span><text:span text:style-name="T3">va améliorer l’expérience utilisateur, et donc favoriser l’</text:span><text:span text:style-name="T4">organisation des campagnes de fouilles </text:span><text:span text:style-name="T5">permettant d’en faire plus</text:span><text:span text:style-name="T3">. C’est aussi cet ajout qui va permettre à l’entreprise de</text:span><text:span text:style-name="T5"> récupérer plus d’échantillons et ainsi en apprendre bien plus sur les fossiles étudiés.</text:span></text:p>
      <text:p text:style-name="P8"><text:span text:style-name="T12">V) </text:span><text:span text:style-name="T11">Impacts managériaux</text:span></text:p>
      <text:p text:style-name="P7"><text:span text:style-name="T2">L’application </text:span><text:span text:style-name="T8">web </text:span><text:span text:style-name="T2">va permettre tout d’abord une meilleur coordination entre les différent</text:span><text:span text:style-name="T6">s membres du personnel</text:span><text:span text:style-name="T2">. Elle va aussi permettre un gain de temps pour les </text:span><text:span text:style-name="T6">chercheurs</text:span><text:span text:style-name="T2">, qui n’auront plus qu’à regarder sur l’</text:span><text:span text:style-name="T7">application</text:span><text:span text:style-name="T6"> web</text:span><text:span text:style-name="T2"> si un</text:span><text:span text:style-name="T6">e</text:span><text:span text:style-name="T2"> </text:span><text:span text:style-name="T6">plate-forme</text:span><text:span text:style-name="T2"> est disponible ou non. </text:span></text:p>
      <text:p text:style-name="P9"><text:soft-page-break/><text:span text:style-name="T18">VI) </text:span>Impacts techniques</text:p>
      <text:p text:style-name="P17"><text:span text:style-name="T2">La</text:span><text:span text:style-name="T1"> </text:span><text:span text:style-name="T2">gestion des </text:span><text:span text:style-name="T9">campagnes de fouille</text:span><text:span text:style-name="T2"> sera plus claire et logique,</text:span><text:span text:style-name="T7"> la direction va</text:span><text:span text:style-name="T9"> donc</text:span><text:span text:style-name="T7"> pouvoir fixer un budget plus facilement en organisant toutes les campagnes de fouilles avec le matériel et personnel associé à l’avance.</text:span></text:p>
      <text:p text:style-name="P10"><text:span text:style-name="T19">VII) </text:span>Description fonctionnelle générale</text:p>
      <text:p text:style-name="P15">A Fai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6:14:55.082483709</meta:creation-date>
    <dc:date>2025-09-18T11:40:33.593057989</dc:date>
    <meta:editing-duration>PT1H18M54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2" meta:paragraph-count="19" meta:word-count="353" meta:character-count="2389" meta:non-whitespace-character-count="2054"/>
  </office:meta>
</office:document-meta>
</file>